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030fca4040" style:family="table" style:master-page-name="ta-mp-0x7f030fca4040">
      <style:table-properties table:display="true" style:writing-mode="lr-tb"/>
    </style:style>
    <style:style style:name="ta-0x7f030fca4230" style:family="table" style:master-page-name="ta-mp-0x7f030fca4230">
      <style:table-properties table:display="true" style:writing-mode="lr-tb"/>
    </style:style>
    <style:style style:name="ta-0x7f030fca4420" style:family="table" style:master-page-name="ta-mp-0x7f030fca4420">
      <style:table-properties table:display="true" style:writing-mode="lr-tb"/>
    </style:style>
    <style:style style:name="ta-0x7f030fca4610" style:family="table" style:master-page-name="ta-mp-0x7f030fca4610">
      <style:table-properties table:display="true" style:writing-mode="lr-tb"/>
    </style:style>
    <style:style style:name="ta-0x7f030fca4800" style:family="table" style:master-page-name="ta-mp-0x7f030fca4800">
      <style:table-properties table:display="true" style:writing-mode="lr-tb"/>
    </style:style>
    <style:style style:name="ta-0x7f030fca49f0" style:family="table" style:master-page-name="ta-mp-0x7f030fca4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030fc846d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0fc847f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0fc8492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4a4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c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3d90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fd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c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f8b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d16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d4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c9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ccc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30fc4ebf8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ed2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e2b8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0fc4e9a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dcf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ca70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d85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30fc4cde8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c8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c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b56f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d97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d6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e5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b5de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30fcb6288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b5f1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b6038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0fc4d3b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ead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b6160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dbc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30fc4f538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b672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c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b64d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ef7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54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4c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e75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30fc4daa0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e3e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f9d8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0fcb63b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b6f4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e880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b6e1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30fc4f1c0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55d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c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582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f78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3c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42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f2e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30fc4cb98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e06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fb00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0fc83eb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5df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de18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5a7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30fc4e190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629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c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69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604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68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4f0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5f1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30fc84108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5cc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4358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0fc864e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673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4dc0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0fc863b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122.25pt" style:use-optimal-column-width="true"/>
    </style:style>
    <style:style style:name="ACOL-2" style:family="table-column"/>
    <style:style style:name="ACOL-3" style:family="table-column">
      <style:table-column-properties style:column-width="156.00pt" style:use-optimal-column-width="fals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75.55pt" style:use-optimal-column-width="true"/>
    </style:style>
    <style:style style:name="ACOL-6" style:family="table-column">
      <style:table-column-properties style:column-width="110.24pt" style:use-optimal-column-width="true"/>
    </style:style>
    <style:style style:name="ACOL-7" style:family="table-column">
      <style:table-column-properties style:column-width="56.25pt" style:use-optimal-column-width="true"/>
    </style:style>
    <style:style style:name="ACOL-8" style:family="table-column">
      <style:table-column-properties style:column-width="63.00pt" style:use-optimal-column-width="false"/>
    </style:style>
    <style:style style:name="ACOL-9" style:family="table-column">
      <style:table-column-properties style:column-width="75.75pt" style:use-optimal-column-width="true"/>
    </style:style>
    <style:style style:name="ACOL-10" style:family="table-column">
      <style:table-column-properties style:column-width="69.00pt" style:use-optimal-column-width="true"/>
    </style:style>
    <style:style style:name="ACOL-11" style:family="table-column">
      <style:table-column-properties style:column-width="55.50pt" style:use-optimal-column-width="true"/>
    </style:style>
    <style:style style:name="ACOL-12" style:family="table-column">
      <style:table-column-properties style:column-width="70.50pt" style:use-optimal-column-width="true"/>
    </style:style>
    <style:style style:name="ACOL-13" style:family="table-column">
      <style:table-column-properties style:column-width="157.50pt" style:use-optimal-column-width="true"/>
    </style:style>
    <style:style style:name="ACOL-14" style:family="table-column">
      <style:table-column-properties style:column-width="171.75pt" style:use-optimal-column-width="true"/>
    </style:style>
    <style:style style:name="ACOL-15" style:family="table-column">
      <style:table-column-properties style:column-width="99.75pt" style:use-optimal-column-width="true"/>
    </style:style>
    <style:style style:name="ACOL-16" style:family="table-column">
      <style:table-column-properties style:column-width="54.75pt" style:use-optimal-column-width="true"/>
    </style:style>
    <style:style style:name="ACOL-17" style:family="table-column">
      <style:table-column-properties style:column-width="63.75pt" style:use-optimal-column-width="true"/>
    </style:style>
    <style:style style:name="ACOL-18" style:family="table-column">
      <style:table-column-properties style:column-width="87.75pt" style:use-optimal-column-width="true"/>
    </style:style>
    <style:style style:name="ACOL-19" style:family="table-column">
      <style:table-column-properties style:column-width="68.25pt" style:use-optimal-column-width="true"/>
    </style:style>
    <style:style style:name="ACOL-20" style:family="table-column">
      <style:table-column-properties style:column-width="96.75pt" style:use-optimal-column-width="true"/>
    </style:style>
    <style:style style:name="ACOL-21" style:family="table-column">
      <style:table-column-properties style:column-width="102.75pt" style:use-optimal-column-width="true"/>
    </style:style>
    <style:style style:name="ACOL-22" style:family="table-column">
      <style:table-column-properties style:column-width="116.25pt" style:use-optimal-column-width="true"/>
    </style:style>
    <style:style style:name="ACOL-23" style:family="table-column">
      <style:table-column-properties style:column-width="181.50pt" style:use-optimal-column-width="true"/>
    </style:style>
    <style:style style:name="ACOL-24" style:family="table-column">
      <style:table-column-properties style:column-width="190.50pt" style:use-optimal-column-width="true"/>
    </style:style>
    <style:style style:name="ACOL-25" style:family="table-column">
      <style:table-column-properties style:column-width="59.25pt" style:use-optimal-column-width="true"/>
    </style:style>
    <style:style style:name="ACOL-26" style:family="table-column">
      <style:table-column-properties style:column-width="58.50pt" style:use-optimal-column-width="true"/>
    </style:style>
    <style:style style:name="ACOL-27" style:family="table-column">
      <style:table-column-properties style:column-width="48.75pt" style:use-optimal-column-width="true"/>
    </style:style>
    <style:style style:name="ACOL-28" style:family="table-column">
      <style:table-column-properties style:column-width="81.00pt" style:use-optimal-column-width="true"/>
    </style:style>
    <style:style style:name="ACOL-29" style:family="table-column">
      <style:table-column-properties style:column-width="120.75pt" style:use-optimal-column-width="true"/>
    </style:style>
    <style:style style:name="ACOL-30" style:family="table-column">
      <style:table-column-properties style:column-width="64.50pt" style:use-optimal-column-width="true"/>
    </style:style>
    <style:style style:name="ACOL-31" style:family="table-column">
      <style:table-column-properties style:column-width="99.00pt" style:use-optimal-column-width="true"/>
    </style:style>
    <style:style style:name="ACOL-32" style:family="table-column">
      <style:table-column-properties style:column-width="65.25pt" style:use-optimal-column-width="true"/>
    </style:style>
    <style:style style:name="ACOL-33" style:family="table-column">
      <style:table-column-properties style:column-width="84.00pt" style:use-optimal-column-width="true"/>
    </style:style>
    <style:style style:name="ACOL-34" style:family="table-column">
      <style:table-column-properties style:column-width="143.2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030fca4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030fc846d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030fc847f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030fc84920" office:value-type="string">
            <text:p>viewProfile</text:p>
          </table:table-cell>
          <table:table-cell table:number-columns-repeated="127" table:style-name="Gnumeric-default"/>
        </table:table-row>
        <table:table-row table:style-name="AROW-2">
          <table:table-cell table:style-name="ACE-0x7f030fc847f8" office:value-type="string">
            <text:p>applySingleCouponCode</text:p>
          </table:table-cell>
          <table:table-cell table:number-columns-repeated="127" table:style-name="Gnumeric-default"/>
        </table:table-row>
        <table:table-row table:style-name="AROW-2">
          <table:table-cell table:style-name="ACE-0x7f030fc84a4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030fca4230" table:print="false">
        <office:forms form:automatic-focus="false" form:apply-design-mode="false">
          <form:form/>
        </office:forms>
        <table:table-column table:default-cell-style-name="ACE-0x7f030fc4c130" table:style-name="ACOL-3"/>
        <table:table-column table:default-cell-style-name="ACE-0x7f030fc4c130" table:style-name="ACOL-4"/>
        <table:table-column table:default-cell-style-name="ACE-0x7f030fc4c130" table:style-name="ACOL-5"/>
        <table:table-column table:default-cell-style-name="ACE-0x7f030fc4c130" table:style-name="ACOL-6"/>
        <table:table-column table:default-cell-style-name="ACE-0x7f030fc4c130" table:style-name="ACOL-7"/>
        <table:table-column table:default-cell-style-name="ACE-0x7f030fc4c130" table:style-name="ACOL-8"/>
        <table:table-column table:default-cell-style-name="ACE-0x7f030fc4c130" table:style-name="ACOL-9"/>
        <table:table-column table:default-cell-style-name="ACE-0x7f030fc4c130" table:style-name="ACOL-7"/>
        <table:table-column table:default-cell-style-name="ACE-0x7f030fc4c130" table:style-name="ACOL-10"/>
        <table:table-column table:default-cell-style-name="ACE-0x7f030fc4c130" table:style-name="ACOL-11"/>
        <table:table-column table:default-cell-style-name="ACE-0x7f030fc4c130" table:style-name="ACOL-12"/>
        <table:table-column table:default-cell-style-name="ACE-0x7f030fc4c130" table:style-name="ACOL-13"/>
        <table:table-column table:default-cell-style-name="ACE-0x7f030fc4c130" table:style-name="ACOL-14"/>
        <table:table-column table:default-cell-style-name="ACE-0x7f030fc4c130" table:style-name="ACOL-15"/>
        <table:table-column table:default-cell-style-name="ACE-0x7f030fc4c130" table:style-name="ACOL-16"/>
        <table:table-column table:default-cell-style-name="ACE-0x7f030fc4c130" table:style-name="ACOL-17"/>
        <table:table-column table:default-cell-style-name="ACE-0x7f030fc4c130" table:style-name="ACOL-18"/>
        <table:table-column table:default-cell-style-name="ACE-0x7f030fc4c130" table:style-name="ACOL-19"/>
        <table:table-column table:default-cell-style-name="ACE-0x7f030fc4c130" table:style-name="ACOL-20"/>
        <table:table-column table:default-cell-style-name="ACE-0x7f030fc4c130" table:style-name="ACOL-21"/>
        <table:table-column table:default-cell-style-name="ACE-0x7f030fc4c130" table:style-name="ACOL-22"/>
        <table:table-column table:default-cell-style-name="ACE-0x7f030fc4c130" table:style-name="ACOL-23"/>
        <table:table-column table:default-cell-style-name="ACE-0x7f030fc4c130" table:style-name="ACOL-21"/>
        <table:table-column table:default-cell-style-name="ACE-0x7f030fc4c130" table:style-name="ACOL-0" table:number-columns-repeated="5"/>
        <table:table-column table:default-cell-style-name="ACE-0x7f030fc4c130" table:style-name="ACOL-24"/>
        <table:table-column table:default-cell-style-name="ACE-0x7f030fc4c130" table:style-name="ACOL-25"/>
        <table:table-column table:default-cell-style-name="ACE-0x7f030fc4c130" table:style-name="ACOL-26"/>
        <table:table-column table:default-cell-style-name="ACE-0x7f030fc4c130" table:style-name="ACOL-27"/>
        <table:table-column table:default-cell-style-name="ACE-0x7f030fc4c130" table:style-name="ACOL-28"/>
        <table:table-column table:default-cell-style-name="ACE-0x7f030fc4c130" table:style-name="ACOL-29"/>
        <table:table-column table:default-cell-style-name="ACE-0x7f030fc4c130" table:style-name="ACOL-0" table:number-columns-repeated="2"/>
        <table:table-column table:default-cell-style-name="ACE-0x7f030fc4c130" table:style-name="ACOL-30"/>
        <table:table-column table:default-cell-style-name="ACE-0x7f030fc4c130" table:style-name="ACOL-31"/>
        <table:table-column table:default-cell-style-name="ACE-0x7f030fc4c130" table:style-name="ACOL-32"/>
        <table:table-column table:default-cell-style-name="ACE-0x7f030fc4c130" table:style-name="ACOL-33"/>
        <table:table-column table:default-cell-style-name="ACE-0x7f030fc4c130" table:style-name="ACOL-34"/>
        <table:table-column table:default-cell-style-name="ACE-0x7f030fc4c130" table:style-name="ACOL-0"/>
        <table:table-column table:default-cell-style-name="ACE-0x7f030fc4c130" table:style-name="ACOL-0" table:number-columns-repeated="86"/>
        <table:table-row table:style-name="AROW-4">
          <table:table-cell table:style-name="ACE-0x7f030fc83d90" office:value-type="string">
            <text:p>ProductString</text:p>
          </table:table-cell>
          <table:table-cell table:style-name="ACE-0x7f030fc4d160" office:value-type="string">
            <text:p>ProductQuantity</text:p>
          </table:table-cell>
          <table:table-cell table:style-name="ACE-0x7f030fc4d160" office:value-type="string">
            <text:p>User Name</text:p>
          </table:table-cell>
          <table:table-cell table:style-name="ACE-0x7f030fc4ccc0" office:value-type="string">
            <text:p>First Name</text:p>
          </table:table-cell>
          <table:table-cell table:style-name="ACE-0x7f030fc4ed20" office:value-type="string">
            <text:p>Last Name</text:p>
          </table:table-cell>
          <table:table-cell table:style-name="ACE-0x7f030fc4ed20" office:value-type="string">
            <text:p>Zip Code</text:p>
          </table:table-cell>
          <table:table-cell table:style-name="ACE-0x7f030fc4ed20" office:value-type="string">
            <text:p>Phone Number</text:p>
          </table:table-cell>
          <table:table-cell table:style-name="ACE-0x7f030fc4ed20" office:value-type="string">
            <text:p>Address1</text:p>
          </table:table-cell>
          <table:table-cell table:style-name="ACE-0x7f030fc4ed20" office:value-type="string">
            <text:p>Address2</text:p>
          </table:table-cell>
          <table:table-cell table:style-name="ACE-0x7f030fc4ed20" office:value-type="string">
            <text:p>City</text:p>
          </table:table-cell>
          <table:table-cell table:style-name="ACE-0x7f030fc4ed20" office:value-type="string">
            <text:p>State</text:p>
          </table:table-cell>
          <table:table-cell table:style-name="ACE-0x7f030fc4ed20" office:value-type="string">
            <text:p>COD Coupon Error</text:p>
          </table:table-cell>
          <table:table-cell table:style-name="ACE-0x7f030fc4ed20" office:value-type="string">
            <text:p>AppLogin_Email_Address</text:p>
          </table:table-cell>
          <table:table-cell table:style-name="ACE-0x7f030fc4ed20" office:value-type="string">
            <text:p>AppLogin_Password</text:p>
          </table:table-cell>
          <table:table-cell table:style-name="ACE-0x7f030fc4ed20" office:value-type="string">
            <text:p>Apply Text</text:p>
          </table:table-cell>
          <table:table-cell table:style-name="ACE-0x7f030fc4ed20" office:value-type="string">
            <text:p>Coupon Text</text:p>
          </table:table-cell>
          <table:table-cell table:style-name="ACE-0x7f030fc4e2b8" office:value-type="string">
            <text:p>Product_Quantity</text:p>
          </table:table-cell>
          <table:table-cell table:style-name="ACE-0x7f030fc4ca70" office:value-type="string">
            <text:p>Product_Rate</text:p>
          </table:table-cell>
          <table:table-cell table:style-name="ACE-0x7f030fc4ca70" office:value-type="string">
            <text:p>MenuProductName</text:p>
          </table:table-cell>
          <table:table-cell table:style-name="ACE-0x7f030fc4ca70" office:value-type="string">
            <text:p>MenuProductName1</text:p>
          </table:table-cell>
          <table:table-cell table:style-name="ACE-0x7f030fc4ca70" office:value-type="string">
            <text:p>MenuProductName2</text:p>
          </table:table-cell>
          <table:table-cell table:style-name="ACE-0x7f030fc4ca70" office:value-type="string">
            <text:p>SelectPendriveName</text:p>
          </table:table-cell>
          <table:table-cell table:style-name="ACE-0x7f030fc4ca70" office:value-type="string">
            <text:p>MenuProductName4</text:p>
          </table:table-cell>
          <table:table-cell table:style-name="ACE-0x7f030fc4ca70" office:value-type="string">
            <text:p>MenuProductName5</text:p>
          </table:table-cell>
          <table:table-cell table:number-columns-repeated="4" table:style-name="ACE-0x7f030fc4ca70"/>
          <table:table-cell table:style-name="ACE-0x7f030fc4ca70" office:value-type="string">
            <text:p>SearchTextName</text:p>
          </table:table-cell>
          <table:table-cell table:style-name="ACE-0x7f030fc4ca70" office:value-type="string">
            <text:p>First_Name</text:p>
          </table:table-cell>
          <table:table-cell table:style-name="ACE-0x7f030fc4ca70" office:value-type="string">
            <text:p>Last_Name</text:p>
          </table:table-cell>
          <table:table-cell table:style-name="ACE-0x7f030fc4ca70" office:value-type="string">
            <text:p>Pin_Code</text:p>
          </table:table-cell>
          <table:table-cell table:style-name="ACE-0x7f030fc4ca70" office:value-type="string">
            <text:p>Mobile_Number</text:p>
          </table:table-cell>
          <table:table-cell table:style-name="ACE-0x7f030fc4ca70" office:value-type="string">
            <text:p>Address</text:p>
          </table:table-cell>
          <table:table-cell table:style-name="ACE-0x7f030fc4ca70" office:value-type="string">
            <text:p>Address_2</text:p>
          </table:table-cell>
          <table:table-cell table:style-name="ACE-0x7f030fc4ca70" office:value-type="string">
            <text:p>City</text:p>
          </table:table-cell>
          <table:table-cell table:style-name="ACE-0x7f030fc4ca70" office:value-type="string">
            <text:p>Select_State</text:p>
          </table:table-cell>
          <table:table-cell table:style-name="ACE-0x7f030fc4d160" office:value-type="string">
            <text:p>user_PhoneNumber</text:p>
          </table:table-cell>
          <table:table-cell table:style-name="ACE-0x7f030fc4ed20" office:value-type="string">
            <text:p>city/State</text:p>
          </table:table-cell>
          <table:table-cell table:style-name="ACE-0x7f030fc4ed20" office:value-type="string">
            <text:p>userPinCode</text:p>
          </table:table-cell>
          <table:table-cell table:style-name="ACE-0x7f030fc4ed20" office:value-type="string">
            <text:p>EmailID</text:p>
          </table:table-cell>
          <table:table-cell table:style-name="ACE-0x7f030fc4ebf8" office:value-type="string">
            <text:p>Password</text:p>
          </table:table-cell>
          <table:table-cell table:number-columns-repeated="86" table:style-name="ACE-0x7f030fc4c130"/>
        </table:table-row>
        <table:table-row table:style-name="AROW-2">
          <table:table-cell table:style-name="ACE-0x7f030fc4fd50" office:value-type="string">
            <text:p>Shop By Category##Computers##Laptops Special##DELL Inspiron 5547 Ultrabook Core i7 4th Gen, 8GB Ram, 1TB HDD, 15.6" HD Display</text:p>
          </table:table-cell>
          <table:table-cell table:style-name="ACE-0x7f030fc4d4d8" office:value-type="float" office:value="1">
            <text:p>1</text:p>
          </table:table-cell>
          <table:table-cell table:style-name="ACE-0x7f030fc4c948" office:value-type="string">
            <text:p>arvindkatheriya13@gmail.com</text:p>
          </table:table-cell>
          <table:table-cell table:style-name="ACE-0x7f030fc4d4d8" office:value-type="string">
            <text:p>Arvind</text:p>
          </table:table-cell>
          <table:table-cell table:style-name="ACE-0x7f030fc4d4d8" office:value-type="string">
            <text:p>Katheriya</text:p>
          </table:table-cell>
          <table:table-cell table:style-name="ACE-0x7f030fc4c948" office:value-type="float" office:value="201002">
            <text:p>201002</text:p>
          </table:table-cell>
          <table:table-cell table:style-name="ACE-0x7f030fc4c948" office:value-type="float" office:value="8802027234">
            <text:p>8802027234</text:p>
          </table:table-cell>
          <table:table-cell table:style-name="ACE-0x7f030fc4c948" office:value-type="string">
            <text:p>Police Line</text:p>
          </table:table-cell>
          <table:table-cell table:style-name="ACE-0x7f030fc4c948" office:value-type="string">
            <text:p>Near harsaon</text:p>
          </table:table-cell>
          <table:table-cell table:style-name="ACE-0x7f030fc4c948" office:value-type="string">
            <text:p>Ghaziabad</text:p>
          </table:table-cell>
          <table:table-cell table:style-name="ACE-0x7f030fc4c948" office:value-type="string">
            <text:p>Uttar Pradesh</text:p>
          </table:table-cell>
          <table:table-cell table:style-name="ACE-0x7f030fc4c948" office:value-type="string">
            <text:p>Coupon NOT applicable on COD</text:p>
          </table:table-cell>
          <table:table-cell table:style-name="ACE-0x7f030fc4c948" office:value-type="string">
            <text:p>ankita.anshu@crestechglobal.com</text:p>
          </table:table-cell>
          <table:table-cell table:style-name="ACE-0x7f030fc4c948" office:value-type="string">
            <text:p>crestech</text:p>
          </table:table-cell>
          <table:table-cell table:style-name="ACE-0x7f030fc4c948" office:value-type="string">
            <text:p>✓ Applied</text:p>
          </table:table-cell>
          <table:table-cell table:style-name="ACE-0x7f030fc4c948" office:value-type="string">
            <text:p><text:s/>COUPON </text:p>
          </table:table-cell>
          <table:table-cell table:style-name="ACE-0x7f030fc4e9a8" office:value-type="float" office:value="3">
            <text:p>3</text:p>
          </table:table-cell>
          <table:table-cell table:style-name="ACE-0x7f030fc4dcf0" office:value-type="float" office:value="199">
            <text:p>199</text:p>
          </table:table-cell>
          <table:table-cell table:style-name="ACE-0x7f030fc4dcf0" office:value-type="string">
            <text:p>Shop By Category</text:p>
          </table:table-cell>
          <table:table-cell table:style-name="ACE-0x7f030fc4dcf0" office:value-type="string">
            <text:p>Computers</text:p>
          </table:table-cell>
          <table:table-cell table:style-name="ACE-0x7f030fc4dcf0" office:value-type="string">
            <text:p>Storage Device Special</text:p>
          </table:table-cell>
          <table:table-cell table:style-name="ACE-0x7f030fc4dcf0" office:value-type="string">
            <text:p>Strontium Pollex 8GB USB Pen Drive</text:p>
          </table:table-cell>
          <table:table-cell table:number-columns-repeated="6" table:style-name="ACE-0x7f030fc4dcf0"/>
          <table:table-cell table:style-name="ACE-0x7f030fc4dcf0" office:value-type="string">
            <text:p>Moserbaer 16GB Swivel USB PenDrive</text:p>
          </table:table-cell>
          <table:table-cell table:style-name="ACE-0x7f030fc4dcf0" office:value-type="string">
            <text:p>Keshav</text:p>
          </table:table-cell>
          <table:table-cell table:style-name="ACE-0x7f030fc4d850" office:value-type="string">
            <text:p>Kashyap</text:p>
          </table:table-cell>
          <table:table-cell table:style-name="ACE-0x7f030fc4d850" office:value-type="float" office:value="110058">
            <text:p>110058</text:p>
          </table:table-cell>
          <table:table-cell table:style-name="ACE-0x7f030fc4dcf0" office:value-type="float" office:value="8860357238">
            <text:p>8860357238</text:p>
          </table:table-cell>
          <table:table-cell table:style-name="ACE-0x7f030fc4dcf0" office:value-type="string">
            <text:p>WB-143 (C), Shakarpur, </text:p>
          </table:table-cell>
          <table:table-cell table:style-name="ACE-0x7f030fc4dcf0" office:value-type="string">
            <text:p>Near Laxmi Nagar , New Delhi</text:p>
          </table:table-cell>
          <table:table-cell table:style-name="ACE-0x7f030fc4dcf0" office:value-type="string">
            <text:p>New Delhi</text:p>
          </table:table-cell>
          <table:table-cell table:style-name="ACE-0x7f030fc4dcf0" office:value-type="string">
            <text:p>Delhi</text:p>
          </table:table-cell>
          <table:table-cell table:style-name="ACE-0x7f030fc4d4d8" office:value-type="float" office:value="9650752320">
            <text:p>9650752320</text:p>
          </table:table-cell>
          <table:table-cell table:style-name="ACE-0x7f030fc4c948" office:value-type="string">
            <text:p>Gurgaon, HR</text:p>
          </table:table-cell>
          <table:table-cell table:style-name="ACE-0x7f030fc4c948" office:value-type="string">
            <text:p>Pincode: 122001</text:p>
          </table:table-cell>
          <table:table-cell table:style-name="ACE-0x7f030fc4c948" office:value-type="string">
            <text:p>chandra.manish@gmail.com</text:p>
          </table:table-cell>
          <table:table-cell table:style-name="ACE-0x7f030fc4f8b0" office:value-type="string">
            <text:p>qwer1234</text:p>
          </table:table-cell>
          <table:table-cell table:number-columns-repeated="86" table:style-name="ACE-0x7f030fc4c13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16">
          <gnm:selection gnm:start-col="0" gnm:start-row="16" gnm:end-col="0" gnm:end-row="16"/>
        </gnm:selections>
      </table:table>
      <table:table table:name="MQA2_TestData" table:style-name="ta-0x7f030fca4420" table:print="false">
        <office:forms form:automatic-focus="false" form:apply-design-mode="false">
          <form:form/>
        </office:forms>
        <table:table-column table:default-cell-style-name="ACE-0x7f030fc4c258" table:style-name="ACOL-3"/>
        <table:table-column table:default-cell-style-name="ACE-0x7f030fc4c258" table:style-name="ACOL-4"/>
        <table:table-column table:default-cell-style-name="ACE-0x7f030fc4c258" table:style-name="ACOL-5"/>
        <table:table-column table:default-cell-style-name="ACE-0x7f030fc4c258" table:style-name="ACOL-6"/>
        <table:table-column table:default-cell-style-name="ACE-0x7f030fc4c258" table:style-name="ACOL-7"/>
        <table:table-column table:default-cell-style-name="ACE-0x7f030fc4c258" table:style-name="ACOL-8"/>
        <table:table-column table:default-cell-style-name="ACE-0x7f030fc4c258" table:style-name="ACOL-9"/>
        <table:table-column table:default-cell-style-name="ACE-0x7f030fc4c258" table:style-name="ACOL-7"/>
        <table:table-column table:default-cell-style-name="ACE-0x7f030fc4c258" table:style-name="ACOL-10"/>
        <table:table-column table:default-cell-style-name="ACE-0x7f030fc4c258" table:style-name="ACOL-11"/>
        <table:table-column table:default-cell-style-name="ACE-0x7f030fc4c258" table:style-name="ACOL-12"/>
        <table:table-column table:default-cell-style-name="ACE-0x7f030fc4c258" table:style-name="ACOL-13"/>
        <table:table-column table:default-cell-style-name="ACE-0x7f030fc4c258" table:style-name="ACOL-14"/>
        <table:table-column table:default-cell-style-name="ACE-0x7f030fc4c258" table:style-name="ACOL-15"/>
        <table:table-column table:default-cell-style-name="ACE-0x7f030fc4c258" table:style-name="ACOL-16"/>
        <table:table-column table:default-cell-style-name="ACE-0x7f030fc4c258" table:style-name="ACOL-17"/>
        <table:table-column table:default-cell-style-name="ACE-0x7f030fc4c258" table:style-name="ACOL-18"/>
        <table:table-column table:default-cell-style-name="ACE-0x7f030fc4c258" table:style-name="ACOL-19"/>
        <table:table-column table:default-cell-style-name="ACE-0x7f030fc4c258" table:style-name="ACOL-20"/>
        <table:table-column table:default-cell-style-name="ACE-0x7f030fc4c258" table:style-name="ACOL-21"/>
        <table:table-column table:default-cell-style-name="ACE-0x7f030fc4c258" table:style-name="ACOL-22"/>
        <table:table-column table:default-cell-style-name="ACE-0x7f030fc4c258" table:style-name="ACOL-23"/>
        <table:table-column table:default-cell-style-name="ACE-0x7f030fc4c258" table:style-name="ACOL-21"/>
        <table:table-column table:default-cell-style-name="ACE-0x7f030fc4c258" table:style-name="ACOL-0" table:number-columns-repeated="5"/>
        <table:table-column table:default-cell-style-name="ACE-0x7f030fc4c258" table:style-name="ACOL-24"/>
        <table:table-column table:default-cell-style-name="ACE-0x7f030fc4c258" table:style-name="ACOL-25"/>
        <table:table-column table:default-cell-style-name="ACE-0x7f030fc4c258" table:style-name="ACOL-26"/>
        <table:table-column table:default-cell-style-name="ACE-0x7f030fc4c258" table:style-name="ACOL-27"/>
        <table:table-column table:default-cell-style-name="ACE-0x7f030fc4c258" table:style-name="ACOL-28"/>
        <table:table-column table:default-cell-style-name="ACE-0x7f030fc4c258" table:style-name="ACOL-29"/>
        <table:table-column table:default-cell-style-name="ACE-0x7f030fc4c258" table:style-name="ACOL-0" table:number-columns-repeated="2"/>
        <table:table-column table:default-cell-style-name="ACE-0x7f030fc4c258" table:style-name="ACOL-30"/>
        <table:table-column table:default-cell-style-name="ACE-0x7f030fc4c258" table:style-name="ACOL-31"/>
        <table:table-column table:default-cell-style-name="ACE-0x7f030fc4c258" table:style-name="ACOL-32"/>
        <table:table-column table:default-cell-style-name="ACE-0x7f030fc4c258" table:style-name="ACOL-33"/>
        <table:table-column table:default-cell-style-name="ACE-0x7f030fc4c258" table:style-name="ACOL-34"/>
        <table:table-column table:default-cell-style-name="ACE-0x7f030fc4c258" table:style-name="ACOL-0"/>
        <table:table-column table:default-cell-style-name="ACE-0x7f030fc4c258" table:style-name="ACOL-0" table:number-columns-repeated="86"/>
        <table:table-row table:style-name="AROW-4">
          <table:table-cell table:style-name="ACE-0x7f030fc4cde8" office:value-type="string">
            <text:p>ProductString</text:p>
          </table:table-cell>
          <table:table-cell table:style-name="ACE-0x7f030fc4d978" office:value-type="string">
            <text:p>ProductQuantity</text:p>
          </table:table-cell>
          <table:table-cell table:style-name="ACE-0x7f030fc4d978" office:value-type="string">
            <text:p>User Name</text:p>
          </table:table-cell>
          <table:table-cell table:style-name="ACE-0x7f030fcb5de8" office:value-type="string">
            <text:p>First Name</text:p>
          </table:table-cell>
          <table:table-cell table:style-name="ACE-0x7f030fcb5f10" office:value-type="string">
            <text:p>Last Name</text:p>
          </table:table-cell>
          <table:table-cell table:style-name="ACE-0x7f030fcb5f10" office:value-type="string">
            <text:p>Zip Code</text:p>
          </table:table-cell>
          <table:table-cell table:style-name="ACE-0x7f030fcb5f10" office:value-type="string">
            <text:p>Phone Number</text:p>
          </table:table-cell>
          <table:table-cell table:style-name="ACE-0x7f030fcb5f10" office:value-type="string">
            <text:p>Address1</text:p>
          </table:table-cell>
          <table:table-cell table:style-name="ACE-0x7f030fcb5f10" office:value-type="string">
            <text:p>Address2</text:p>
          </table:table-cell>
          <table:table-cell table:style-name="ACE-0x7f030fcb5f10" office:value-type="string">
            <text:p>City</text:p>
          </table:table-cell>
          <table:table-cell table:style-name="ACE-0x7f030fcb5f10" office:value-type="string">
            <text:p>State</text:p>
          </table:table-cell>
          <table:table-cell table:style-name="ACE-0x7f030fcb5f10" office:value-type="string">
            <text:p>COD Coupon Error</text:p>
          </table:table-cell>
          <table:table-cell table:style-name="ACE-0x7f030fcb5f10" office:value-type="string">
            <text:p>AppLogin_Email_Address</text:p>
          </table:table-cell>
          <table:table-cell table:style-name="ACE-0x7f030fcb5f10" office:value-type="string">
            <text:p>AppLogin_Password</text:p>
          </table:table-cell>
          <table:table-cell table:style-name="ACE-0x7f030fcb5f10" office:value-type="string">
            <text:p>Apply Text</text:p>
          </table:table-cell>
          <table:table-cell table:style-name="ACE-0x7f030fcb5f10" office:value-type="string">
            <text:p>Coupon Text</text:p>
          </table:table-cell>
          <table:table-cell table:style-name="ACE-0x7f030fcb6038" office:value-type="string">
            <text:p>Product_Quantity</text:p>
          </table:table-cell>
          <table:table-cell table:style-name="ACE-0x7f030fcb6160" office:value-type="string">
            <text:p>Product_Rate</text:p>
          </table:table-cell>
          <table:table-cell table:style-name="ACE-0x7f030fcb6160" office:value-type="string">
            <text:p>MenuProductName</text:p>
          </table:table-cell>
          <table:table-cell table:style-name="ACE-0x7f030fcb6160" office:value-type="string">
            <text:p>MenuProductName1</text:p>
          </table:table-cell>
          <table:table-cell table:style-name="ACE-0x7f030fcb6160" office:value-type="string">
            <text:p>MenuProductName2</text:p>
          </table:table-cell>
          <table:table-cell table:style-name="ACE-0x7f030fcb6160" office:value-type="string">
            <text:p>SelectPendriveName</text:p>
          </table:table-cell>
          <table:table-cell table:style-name="ACE-0x7f030fcb6160" office:value-type="string">
            <text:p>MenuProductName4</text:p>
          </table:table-cell>
          <table:table-cell table:style-name="ACE-0x7f030fcb6160" office:value-type="string">
            <text:p>MenuProductName5</text:p>
          </table:table-cell>
          <table:table-cell table:number-columns-repeated="4" table:style-name="ACE-0x7f030fcb6160"/>
          <table:table-cell table:style-name="ACE-0x7f030fcb6160" office:value-type="string">
            <text:p>SearchTextName</text:p>
          </table:table-cell>
          <table:table-cell table:style-name="ACE-0x7f030fcb6160" office:value-type="string">
            <text:p>First_Name</text:p>
          </table:table-cell>
          <table:table-cell table:style-name="ACE-0x7f030fcb6160" office:value-type="string">
            <text:p>Last_Name</text:p>
          </table:table-cell>
          <table:table-cell table:style-name="ACE-0x7f030fcb6160" office:value-type="string">
            <text:p>Pin_Code</text:p>
          </table:table-cell>
          <table:table-cell table:style-name="ACE-0x7f030fcb6160" office:value-type="string">
            <text:p>Mobile_Number</text:p>
          </table:table-cell>
          <table:table-cell table:style-name="ACE-0x7f030fcb6160" office:value-type="string">
            <text:p>Address</text:p>
          </table:table-cell>
          <table:table-cell table:style-name="ACE-0x7f030fcb6160" office:value-type="string">
            <text:p>Address_2</text:p>
          </table:table-cell>
          <table:table-cell table:style-name="ACE-0x7f030fcb6160" office:value-type="string">
            <text:p>City</text:p>
          </table:table-cell>
          <table:table-cell table:style-name="ACE-0x7f030fcb6160" office:value-type="string">
            <text:p>Select_State</text:p>
          </table:table-cell>
          <table:table-cell table:style-name="ACE-0x7f030fc4d978" office:value-type="string">
            <text:p>user_PhoneNumber</text:p>
          </table:table-cell>
          <table:table-cell table:style-name="ACE-0x7f030fcb5f10" office:value-type="string">
            <text:p>city/State</text:p>
          </table:table-cell>
          <table:table-cell table:style-name="ACE-0x7f030fcb5f10" office:value-type="string">
            <text:p>userPinCode</text:p>
          </table:table-cell>
          <table:table-cell table:style-name="ACE-0x7f030fcb5f10" office:value-type="string">
            <text:p>EmailID</text:p>
          </table:table-cell>
          <table:table-cell table:style-name="ACE-0x7f030fcb6288" office:value-type="string">
            <text:p>Password</text:p>
          </table:table-cell>
          <table:table-cell table:number-columns-repeated="86" table:style-name="ACE-0x7f030fc4c258"/>
        </table:table-row>
        <table:table-row table:style-name="AROW-2">
          <table:table-cell table:style-name="ACE-0x7f030fc4c820" office:value-type="string">
            <text:p>Shop By Category##Computers##Laptops Special##DELL Inspiron 5547 Ultrabook Core i7 4th Gen, 8GB Ram, 1TB HDD, 15.6" HD Display</text:p>
          </table:table-cell>
          <table:table-cell table:style-name="ACE-0x7f030fc4d600" office:value-type="float" office:value="1">
            <text:p>1</text:p>
          </table:table-cell>
          <table:table-cell table:style-name="ACE-0x7f030fc4e508" office:value-type="string">
            <text:p>arvindkatheriya13@gmail.com</text:p>
          </table:table-cell>
          <table:table-cell table:style-name="ACE-0x7f030fc4d600" office:value-type="string">
            <text:p>Arvind</text:p>
          </table:table-cell>
          <table:table-cell table:style-name="ACE-0x7f030fc4d600" office:value-type="string">
            <text:p>Katheriya</text:p>
          </table:table-cell>
          <table:table-cell table:style-name="ACE-0x7f030fc4e508" office:value-type="float" office:value="201002">
            <text:p>201002</text:p>
          </table:table-cell>
          <table:table-cell table:style-name="ACE-0x7f030fc4e508" office:value-type="float" office:value="8802027234">
            <text:p>8802027234</text:p>
          </table:table-cell>
          <table:table-cell table:style-name="ACE-0x7f030fc4e508" office:value-type="string">
            <text:p>Police Line</text:p>
          </table:table-cell>
          <table:table-cell table:style-name="ACE-0x7f030fc4e508" office:value-type="string">
            <text:p>Near harsaon</text:p>
          </table:table-cell>
          <table:table-cell table:style-name="ACE-0x7f030fc4e508" office:value-type="string">
            <text:p>Ghaziabad</text:p>
          </table:table-cell>
          <table:table-cell table:style-name="ACE-0x7f030fc4e508" office:value-type="string">
            <text:p>Uttar Pradesh</text:p>
          </table:table-cell>
          <table:table-cell table:style-name="ACE-0x7f030fc4e508" office:value-type="string">
            <text:p>Coupon NOT applicable on COD</text:p>
          </table:table-cell>
          <table:table-cell table:style-name="ACE-0x7f030fc4e508" office:value-type="string">
            <text:p>ankita.anshu@crestechglobal.com</text:p>
          </table:table-cell>
          <table:table-cell table:style-name="ACE-0x7f030fc4e508" office:value-type="string">
            <text:p>crestech</text:p>
          </table:table-cell>
          <table:table-cell table:style-name="ACE-0x7f030fc4e508" office:value-type="string">
            <text:p>✓ Applied</text:p>
          </table:table-cell>
          <table:table-cell table:style-name="ACE-0x7f030fc4e508" office:value-type="string">
            <text:p><text:s/>COUPON </text:p>
          </table:table-cell>
          <table:table-cell table:style-name="ACE-0x7f030fc4d3b0" office:value-type="float" office:value="3">
            <text:p>3</text:p>
          </table:table-cell>
          <table:table-cell table:style-name="ACE-0x7f030fc4ead0" office:value-type="float" office:value="199">
            <text:p>199</text:p>
          </table:table-cell>
          <table:table-cell table:style-name="ACE-0x7f030fc4ead0" office:value-type="string">
            <text:p>Shop By Category</text:p>
          </table:table-cell>
          <table:table-cell table:style-name="ACE-0x7f030fc4ead0" office:value-type="string">
            <text:p>Computers</text:p>
          </table:table-cell>
          <table:table-cell table:style-name="ACE-0x7f030fc4ead0" office:value-type="string">
            <text:p>Storage Device Special</text:p>
          </table:table-cell>
          <table:table-cell table:style-name="ACE-0x7f030fc4ead0" office:value-type="string">
            <text:p>Strontium Pollex 8GB USB Pen Drive</text:p>
          </table:table-cell>
          <table:table-cell table:number-columns-repeated="6" table:style-name="ACE-0x7f030fc4ead0"/>
          <table:table-cell table:style-name="ACE-0x7f030fc4ead0" office:value-type="string">
            <text:p>Moserbaer 16GB Swivel USB PenDrive</text:p>
          </table:table-cell>
          <table:table-cell table:style-name="ACE-0x7f030fc4ead0" office:value-type="string">
            <text:p>Keshav</text:p>
          </table:table-cell>
          <table:table-cell table:style-name="ACE-0x7f030fc4dbc8" office:value-type="string">
            <text:p>Kashyap</text:p>
          </table:table-cell>
          <table:table-cell table:style-name="ACE-0x7f030fc4dbc8" office:value-type="float" office:value="110058">
            <text:p>110058</text:p>
          </table:table-cell>
          <table:table-cell table:style-name="ACE-0x7f030fc4ead0" office:value-type="float" office:value="8860357238">
            <text:p>8860357238</text:p>
          </table:table-cell>
          <table:table-cell table:style-name="ACE-0x7f030fc4ead0" office:value-type="string">
            <text:p>WB-143 (C), Shakarpur, </text:p>
          </table:table-cell>
          <table:table-cell table:style-name="ACE-0x7f030fc4ead0" office:value-type="string">
            <text:p>Near Laxmi Nagar , New Delhi</text:p>
          </table:table-cell>
          <table:table-cell table:style-name="ACE-0x7f030fc4ead0" office:value-type="string">
            <text:p>New Delhi</text:p>
          </table:table-cell>
          <table:table-cell table:style-name="ACE-0x7f030fc4ead0" office:value-type="string">
            <text:p>Delhi</text:p>
          </table:table-cell>
          <table:table-cell table:style-name="ACE-0x7f030fc4d600" office:value-type="float" office:value="9650752320">
            <text:p>9650752320</text:p>
          </table:table-cell>
          <table:table-cell table:style-name="ACE-0x7f030fc4e508" office:value-type="string">
            <text:p>Gurgaon, HR</text:p>
          </table:table-cell>
          <table:table-cell table:style-name="ACE-0x7f030fc4e508" office:value-type="string">
            <text:p>Pincode: 122001</text:p>
          </table:table-cell>
          <table:table-cell table:style-name="ACE-0x7f030fc4e508" office:value-type="string">
            <text:p>chandra.manish@gmail.com</text:p>
          </table:table-cell>
          <table:table-cell table:style-name="ACE-0x7f030fcb56f8" office:value-type="string">
            <text:p>qwer1234</text:p>
          </table:table-cell>
          <table:table-cell table:number-columns-repeated="86" table:style-name="ACE-0x7f030fc4c25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41" gnm:end-row="0"/>
        </gnm:selections>
      </table:table>
      <table:table table:name="MQA3_TestData" table:style-name="ta-0x7f030fca4610" table:print="false">
        <office:forms form:automatic-focus="false" form:apply-design-mode="false">
          <form:form/>
        </office:forms>
        <table:table-column table:default-cell-style-name="ACE-0x7f030fc4c380" table:style-name="ACOL-3"/>
        <table:table-column table:default-cell-style-name="ACE-0x7f030fc4c380" table:style-name="ACOL-4"/>
        <table:table-column table:default-cell-style-name="ACE-0x7f030fc4c380" table:style-name="ACOL-5"/>
        <table:table-column table:default-cell-style-name="ACE-0x7f030fc4c380" table:style-name="ACOL-6"/>
        <table:table-column table:default-cell-style-name="ACE-0x7f030fc4c380" table:style-name="ACOL-7"/>
        <table:table-column table:default-cell-style-name="ACE-0x7f030fc4c380" table:style-name="ACOL-8"/>
        <table:table-column table:default-cell-style-name="ACE-0x7f030fc4c380" table:style-name="ACOL-9"/>
        <table:table-column table:default-cell-style-name="ACE-0x7f030fc4c380" table:style-name="ACOL-7"/>
        <table:table-column table:default-cell-style-name="ACE-0x7f030fc4c380" table:style-name="ACOL-10"/>
        <table:table-column table:default-cell-style-name="ACE-0x7f030fc4c380" table:style-name="ACOL-11"/>
        <table:table-column table:default-cell-style-name="ACE-0x7f030fc4c380" table:style-name="ACOL-12"/>
        <table:table-column table:default-cell-style-name="ACE-0x7f030fc4c380" table:style-name="ACOL-13"/>
        <table:table-column table:default-cell-style-name="ACE-0x7f030fc4c380" table:style-name="ACOL-14"/>
        <table:table-column table:default-cell-style-name="ACE-0x7f030fc4c380" table:style-name="ACOL-15"/>
        <table:table-column table:default-cell-style-name="ACE-0x7f030fc4c380" table:style-name="ACOL-16"/>
        <table:table-column table:default-cell-style-name="ACE-0x7f030fc4c380" table:style-name="ACOL-17"/>
        <table:table-column table:default-cell-style-name="ACE-0x7f030fc4c380" table:style-name="ACOL-18"/>
        <table:table-column table:default-cell-style-name="ACE-0x7f030fc4c380" table:style-name="ACOL-19"/>
        <table:table-column table:default-cell-style-name="ACE-0x7f030fc4c380" table:style-name="ACOL-20"/>
        <table:table-column table:default-cell-style-name="ACE-0x7f030fc4c380" table:style-name="ACOL-21"/>
        <table:table-column table:default-cell-style-name="ACE-0x7f030fc4c380" table:style-name="ACOL-22"/>
        <table:table-column table:default-cell-style-name="ACE-0x7f030fc4c380" table:style-name="ACOL-23"/>
        <table:table-column table:default-cell-style-name="ACE-0x7f030fc4c380" table:style-name="ACOL-21"/>
        <table:table-column table:default-cell-style-name="ACE-0x7f030fc4c380" table:style-name="ACOL-0" table:number-columns-repeated="5"/>
        <table:table-column table:default-cell-style-name="ACE-0x7f030fc4c380" table:style-name="ACOL-24"/>
        <table:table-column table:default-cell-style-name="ACE-0x7f030fc4c380" table:style-name="ACOL-25"/>
        <table:table-column table:default-cell-style-name="ACE-0x7f030fc4c380" table:style-name="ACOL-26"/>
        <table:table-column table:default-cell-style-name="ACE-0x7f030fc4c380" table:style-name="ACOL-27"/>
        <table:table-column table:default-cell-style-name="ACE-0x7f030fc4c380" table:style-name="ACOL-28"/>
        <table:table-column table:default-cell-style-name="ACE-0x7f030fc4c380" table:style-name="ACOL-29"/>
        <table:table-column table:default-cell-style-name="ACE-0x7f030fc4c380" table:style-name="ACOL-0" table:number-columns-repeated="2"/>
        <table:table-column table:default-cell-style-name="ACE-0x7f030fc4c380" table:style-name="ACOL-30"/>
        <table:table-column table:default-cell-style-name="ACE-0x7f030fc4c380" table:style-name="ACOL-31"/>
        <table:table-column table:default-cell-style-name="ACE-0x7f030fc4c380" table:style-name="ACOL-32"/>
        <table:table-column table:default-cell-style-name="ACE-0x7f030fc4c380" table:style-name="ACOL-33"/>
        <table:table-column table:default-cell-style-name="ACE-0x7f030fc4c380" table:style-name="ACOL-34"/>
        <table:table-column table:default-cell-style-name="ACE-0x7f030fc4c380" table:style-name="ACOL-0"/>
        <table:table-column table:default-cell-style-name="ACE-0x7f030fc4c380" table:style-name="ACOL-0" table:number-columns-repeated="86"/>
        <table:table-row table:style-name="AROW-4">
          <table:table-cell table:style-name="ACE-0x7f030fc4f538" office:value-type="string">
            <text:p>ProductString</text:p>
          </table:table-cell>
          <table:table-cell table:style-name="ACE-0x7f030fc4ef70" office:value-type="string">
            <text:p>ProductQuantity</text:p>
          </table:table-cell>
          <table:table-cell table:style-name="ACE-0x7f030fc4ef70" office:value-type="string">
            <text:p>User Name</text:p>
          </table:table-cell>
          <table:table-cell table:style-name="ACE-0x7f030fc4e758" office:value-type="string">
            <text:p>First Name</text:p>
          </table:table-cell>
          <table:table-cell table:style-name="ACE-0x7f030fc4e3e0" office:value-type="string">
            <text:p>Last Name</text:p>
          </table:table-cell>
          <table:table-cell table:style-name="ACE-0x7f030fc4e3e0" office:value-type="string">
            <text:p>Zip Code</text:p>
          </table:table-cell>
          <table:table-cell table:style-name="ACE-0x7f030fc4e3e0" office:value-type="string">
            <text:p>Phone Number</text:p>
          </table:table-cell>
          <table:table-cell table:style-name="ACE-0x7f030fc4e3e0" office:value-type="string">
            <text:p>Address1</text:p>
          </table:table-cell>
          <table:table-cell table:style-name="ACE-0x7f030fc4e3e0" office:value-type="string">
            <text:p>Address2</text:p>
          </table:table-cell>
          <table:table-cell table:style-name="ACE-0x7f030fc4e3e0" office:value-type="string">
            <text:p>City</text:p>
          </table:table-cell>
          <table:table-cell table:style-name="ACE-0x7f030fc4e3e0" office:value-type="string">
            <text:p>State</text:p>
          </table:table-cell>
          <table:table-cell table:style-name="ACE-0x7f030fc4e3e0" office:value-type="string">
            <text:p>COD Coupon Error</text:p>
          </table:table-cell>
          <table:table-cell table:style-name="ACE-0x7f030fc4e3e0" office:value-type="string">
            <text:p>AppLogin_Email_Address</text:p>
          </table:table-cell>
          <table:table-cell table:style-name="ACE-0x7f030fc4e3e0" office:value-type="string">
            <text:p>AppLogin_Password</text:p>
          </table:table-cell>
          <table:table-cell table:style-name="ACE-0x7f030fc4e3e0" office:value-type="string">
            <text:p>Apply Text</text:p>
          </table:table-cell>
          <table:table-cell table:style-name="ACE-0x7f030fc4e3e0" office:value-type="string">
            <text:p>Coupon Text</text:p>
          </table:table-cell>
          <table:table-cell table:style-name="ACE-0x7f030fc4f9d8" office:value-type="string">
            <text:p>Product_Quantity</text:p>
          </table:table-cell>
          <table:table-cell table:style-name="ACE-0x7f030fc4e880" office:value-type="string">
            <text:p>Product_Rate</text:p>
          </table:table-cell>
          <table:table-cell table:style-name="ACE-0x7f030fc4e880" office:value-type="string">
            <text:p>MenuProductName</text:p>
          </table:table-cell>
          <table:table-cell table:style-name="ACE-0x7f030fc4e880" office:value-type="string">
            <text:p>MenuProductName1</text:p>
          </table:table-cell>
          <table:table-cell table:style-name="ACE-0x7f030fc4e880" office:value-type="string">
            <text:p>MenuProductName2</text:p>
          </table:table-cell>
          <table:table-cell table:style-name="ACE-0x7f030fc4e880" office:value-type="string">
            <text:p>SelectPendriveName</text:p>
          </table:table-cell>
          <table:table-cell table:style-name="ACE-0x7f030fc4e880" office:value-type="string">
            <text:p>MenuProductName4</text:p>
          </table:table-cell>
          <table:table-cell table:style-name="ACE-0x7f030fc4e880" office:value-type="string">
            <text:p>MenuProductName5</text:p>
          </table:table-cell>
          <table:table-cell table:number-columns-repeated="4" table:style-name="ACE-0x7f030fc4e880"/>
          <table:table-cell table:style-name="ACE-0x7f030fc4e880" office:value-type="string">
            <text:p>SearchTextName</text:p>
          </table:table-cell>
          <table:table-cell table:style-name="ACE-0x7f030fc4e880" office:value-type="string">
            <text:p>First_Name</text:p>
          </table:table-cell>
          <table:table-cell table:style-name="ACE-0x7f030fc4e880" office:value-type="string">
            <text:p>Last_Name</text:p>
          </table:table-cell>
          <table:table-cell table:style-name="ACE-0x7f030fc4e880" office:value-type="string">
            <text:p>Pin_Code</text:p>
          </table:table-cell>
          <table:table-cell table:style-name="ACE-0x7f030fc4e880" office:value-type="string">
            <text:p>Mobile_Number</text:p>
          </table:table-cell>
          <table:table-cell table:style-name="ACE-0x7f030fc4e880" office:value-type="string">
            <text:p>Address</text:p>
          </table:table-cell>
          <table:table-cell table:style-name="ACE-0x7f030fc4e880" office:value-type="string">
            <text:p>Address_2</text:p>
          </table:table-cell>
          <table:table-cell table:style-name="ACE-0x7f030fc4e880" office:value-type="string">
            <text:p>City</text:p>
          </table:table-cell>
          <table:table-cell table:style-name="ACE-0x7f030fc4e880" office:value-type="string">
            <text:p>Select_State</text:p>
          </table:table-cell>
          <table:table-cell table:style-name="ACE-0x7f030fc4ef70" office:value-type="string">
            <text:p>user_PhoneNumber</text:p>
          </table:table-cell>
          <table:table-cell table:style-name="ACE-0x7f030fc4e3e0" office:value-type="string">
            <text:p>city/State</text:p>
          </table:table-cell>
          <table:table-cell table:style-name="ACE-0x7f030fc4e3e0" office:value-type="string">
            <text:p>userPinCode</text:p>
          </table:table-cell>
          <table:table-cell table:style-name="ACE-0x7f030fc4e3e0" office:value-type="string">
            <text:p>EmailID</text:p>
          </table:table-cell>
          <table:table-cell table:style-name="ACE-0x7f030fc4daa0" office:value-type="string">
            <text:p>Password</text:p>
          </table:table-cell>
          <table:table-cell table:number-columns-repeated="86" table:style-name="ACE-0x7f030fc4c380"/>
        </table:table-row>
        <table:table-row table:style-name="AROW-2">
          <table:table-cell table:style-name="ACE-0x7f030fcb6728" office:value-type="string">
            <text:p>Shop By Category##Computers##Laptops Special##DELL Inspiron 5547 Ultrabook Core i7 4th Gen, 8GB Ram, 1TB HDD, 15.6" HD Display</text:p>
          </table:table-cell>
          <table:table-cell table:style-name="ACE-0x7f030fc854b0" office:value-type="float" office:value="1">
            <text:p>1</text:p>
          </table:table-cell>
          <table:table-cell table:style-name="ACE-0x7f030fc84c98" office:value-type="string">
            <text:p>arvindkatheriya13@gmail.com</text:p>
          </table:table-cell>
          <table:table-cell table:style-name="ACE-0x7f030fc854b0" office:value-type="string">
            <text:p>Arvind</text:p>
          </table:table-cell>
          <table:table-cell table:style-name="ACE-0x7f030fc854b0" office:value-type="string">
            <text:p>Katheriya</text:p>
          </table:table-cell>
          <table:table-cell table:style-name="ACE-0x7f030fc84c98" office:value-type="float" office:value="201002">
            <text:p>201002</text:p>
          </table:table-cell>
          <table:table-cell table:style-name="ACE-0x7f030fc84c98" office:value-type="float" office:value="8802027234">
            <text:p>8802027234</text:p>
          </table:table-cell>
          <table:table-cell table:style-name="ACE-0x7f030fc84c98" office:value-type="string">
            <text:p>Police Line</text:p>
          </table:table-cell>
          <table:table-cell table:style-name="ACE-0x7f030fc84c98" office:value-type="string">
            <text:p>Near harsaon</text:p>
          </table:table-cell>
          <table:table-cell table:style-name="ACE-0x7f030fc84c98" office:value-type="string">
            <text:p>Ghaziabad</text:p>
          </table:table-cell>
          <table:table-cell table:style-name="ACE-0x7f030fc84c98" office:value-type="string">
            <text:p>Uttar Pradesh</text:p>
          </table:table-cell>
          <table:table-cell table:style-name="ACE-0x7f030fc84c98" office:value-type="string">
            <text:p>Coupon NOT applicable on COD</text:p>
          </table:table-cell>
          <table:table-cell table:style-name="ACE-0x7f030fc84c98" office:value-type="string">
            <text:p>ankita.anshu@crestechglobal.com</text:p>
          </table:table-cell>
          <table:table-cell table:style-name="ACE-0x7f030fc84c98" office:value-type="string">
            <text:p>crestech</text:p>
          </table:table-cell>
          <table:table-cell table:style-name="ACE-0x7f030fc84c98" office:value-type="string">
            <text:p>✓ Applied</text:p>
          </table:table-cell>
          <table:table-cell table:style-name="ACE-0x7f030fc84c98" office:value-type="string">
            <text:p><text:s/>COUPON </text:p>
          </table:table-cell>
          <table:table-cell table:style-name="ACE-0x7f030fcb63b0" office:value-type="float" office:value="3">
            <text:p>3</text:p>
          </table:table-cell>
          <table:table-cell table:style-name="ACE-0x7f030fcb6f40" office:value-type="float" office:value="199">
            <text:p>199</text:p>
          </table:table-cell>
          <table:table-cell table:style-name="ACE-0x7f030fcb6f40" office:value-type="string">
            <text:p>Shop By Category</text:p>
          </table:table-cell>
          <table:table-cell table:style-name="ACE-0x7f030fcb6f40" office:value-type="string">
            <text:p>Computers</text:p>
          </table:table-cell>
          <table:table-cell table:style-name="ACE-0x7f030fcb6f40" office:value-type="string">
            <text:p>Storage Device Special</text:p>
          </table:table-cell>
          <table:table-cell table:style-name="ACE-0x7f030fcb6f40" office:value-type="string">
            <text:p>Strontium Pollex 8GB USB Pen Drive</text:p>
          </table:table-cell>
          <table:table-cell table:number-columns-repeated="6" table:style-name="ACE-0x7f030fcb6f40"/>
          <table:table-cell table:style-name="ACE-0x7f030fcb6f40" office:value-type="string">
            <text:p>Moserbaer 16GB Swivel USB PenDrive</text:p>
          </table:table-cell>
          <table:table-cell table:style-name="ACE-0x7f030fcb6f40" office:value-type="string">
            <text:p>Keshav</text:p>
          </table:table-cell>
          <table:table-cell table:style-name="ACE-0x7f030fcb6e18" office:value-type="string">
            <text:p>Kashyap</text:p>
          </table:table-cell>
          <table:table-cell table:style-name="ACE-0x7f030fcb6e18" office:value-type="float" office:value="110058">
            <text:p>110058</text:p>
          </table:table-cell>
          <table:table-cell table:style-name="ACE-0x7f030fcb6f40" office:value-type="float" office:value="8860357238">
            <text:p>8860357238</text:p>
          </table:table-cell>
          <table:table-cell table:style-name="ACE-0x7f030fcb6f40" office:value-type="string">
            <text:p>WB-143 (C), Shakarpur, </text:p>
          </table:table-cell>
          <table:table-cell table:style-name="ACE-0x7f030fcb6f40" office:value-type="string">
            <text:p>Near Laxmi Nagar , New Delhi</text:p>
          </table:table-cell>
          <table:table-cell table:style-name="ACE-0x7f030fcb6f40" office:value-type="string">
            <text:p>New Delhi</text:p>
          </table:table-cell>
          <table:table-cell table:style-name="ACE-0x7f030fcb6f40" office:value-type="string">
            <text:p>Delhi</text:p>
          </table:table-cell>
          <table:table-cell table:style-name="ACE-0x7f030fc854b0" office:value-type="float" office:value="9650752320">
            <text:p>9650752320</text:p>
          </table:table-cell>
          <table:table-cell table:style-name="ACE-0x7f030fc84c98" office:value-type="string">
            <text:p>Gurgaon, HR</text:p>
          </table:table-cell>
          <table:table-cell table:style-name="ACE-0x7f030fc84c98" office:value-type="string">
            <text:p>Pincode: 122001</text:p>
          </table:table-cell>
          <table:table-cell table:style-name="ACE-0x7f030fc84c98" office:value-type="string">
            <text:p>chandra.manish@gmail.com</text:p>
          </table:table-cell>
          <table:table-cell table:style-name="ACE-0x7f030fcb64d8" office:value-type="string">
            <text:p>qwer1234</text:p>
          </table:table-cell>
          <table:table-cell table:number-columns-repeated="86" table:style-name="ACE-0x7f030fc4c38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2" gnm:cursor-row="9">
          <gnm:selection gnm:start-col="2" gnm:start-row="9" gnm:end-col="2" gnm:end-row="9"/>
        </gnm:selections>
      </table:table>
      <table:table table:name="MQA4_TestData" table:style-name="ta-0x7f030fca4800" table:print="false">
        <office:forms form:automatic-focus="false" form:apply-design-mode="false">
          <form:form/>
        </office:forms>
        <table:table-column table:default-cell-style-name="ACE-0x7f030fc4c4a8" table:style-name="ACOL-3"/>
        <table:table-column table:default-cell-style-name="ACE-0x7f030fc4c4a8" table:style-name="ACOL-4"/>
        <table:table-column table:default-cell-style-name="ACE-0x7f030fc4c4a8" table:style-name="ACOL-5"/>
        <table:table-column table:default-cell-style-name="ACE-0x7f030fc4c4a8" table:style-name="ACOL-6"/>
        <table:table-column table:default-cell-style-name="ACE-0x7f030fc4c4a8" table:style-name="ACOL-7"/>
        <table:table-column table:default-cell-style-name="ACE-0x7f030fc4c4a8" table:style-name="ACOL-8"/>
        <table:table-column table:default-cell-style-name="ACE-0x7f030fc4c4a8" table:style-name="ACOL-9"/>
        <table:table-column table:default-cell-style-name="ACE-0x7f030fc4c4a8" table:style-name="ACOL-7"/>
        <table:table-column table:default-cell-style-name="ACE-0x7f030fc4c4a8" table:style-name="ACOL-10"/>
        <table:table-column table:default-cell-style-name="ACE-0x7f030fc4c4a8" table:style-name="ACOL-11"/>
        <table:table-column table:default-cell-style-name="ACE-0x7f030fc4c4a8" table:style-name="ACOL-12"/>
        <table:table-column table:default-cell-style-name="ACE-0x7f030fc4c4a8" table:style-name="ACOL-13"/>
        <table:table-column table:default-cell-style-name="ACE-0x7f030fc4c4a8" table:style-name="ACOL-14"/>
        <table:table-column table:default-cell-style-name="ACE-0x7f030fc4c4a8" table:style-name="ACOL-15"/>
        <table:table-column table:default-cell-style-name="ACE-0x7f030fc4c4a8" table:style-name="ACOL-16"/>
        <table:table-column table:default-cell-style-name="ACE-0x7f030fc4c4a8" table:style-name="ACOL-17"/>
        <table:table-column table:default-cell-style-name="ACE-0x7f030fc4c4a8" table:style-name="ACOL-18"/>
        <table:table-column table:default-cell-style-name="ACE-0x7f030fc4c4a8" table:style-name="ACOL-19"/>
        <table:table-column table:default-cell-style-name="ACE-0x7f030fc4c4a8" table:style-name="ACOL-20"/>
        <table:table-column table:default-cell-style-name="ACE-0x7f030fc4c4a8" table:style-name="ACOL-21"/>
        <table:table-column table:default-cell-style-name="ACE-0x7f030fc4c4a8" table:style-name="ACOL-22"/>
        <table:table-column table:default-cell-style-name="ACE-0x7f030fc4c4a8" table:style-name="ACOL-23"/>
        <table:table-column table:default-cell-style-name="ACE-0x7f030fc4c4a8" table:style-name="ACOL-21"/>
        <table:table-column table:default-cell-style-name="ACE-0x7f030fc4c4a8" table:style-name="ACOL-0" table:number-columns-repeated="5"/>
        <table:table-column table:default-cell-style-name="ACE-0x7f030fc4c4a8" table:style-name="ACOL-24"/>
        <table:table-column table:default-cell-style-name="ACE-0x7f030fc4c4a8" table:style-name="ACOL-25"/>
        <table:table-column table:default-cell-style-name="ACE-0x7f030fc4c4a8" table:style-name="ACOL-26"/>
        <table:table-column table:default-cell-style-name="ACE-0x7f030fc4c4a8" table:style-name="ACOL-27"/>
        <table:table-column table:default-cell-style-name="ACE-0x7f030fc4c4a8" table:style-name="ACOL-28"/>
        <table:table-column table:default-cell-style-name="ACE-0x7f030fc4c4a8" table:style-name="ACOL-29"/>
        <table:table-column table:default-cell-style-name="ACE-0x7f030fc4c4a8" table:style-name="ACOL-0" table:number-columns-repeated="2"/>
        <table:table-column table:default-cell-style-name="ACE-0x7f030fc4c4a8" table:style-name="ACOL-30"/>
        <table:table-column table:default-cell-style-name="ACE-0x7f030fc4c4a8" table:style-name="ACOL-31"/>
        <table:table-column table:default-cell-style-name="ACE-0x7f030fc4c4a8" table:style-name="ACOL-32"/>
        <table:table-column table:default-cell-style-name="ACE-0x7f030fc4c4a8" table:style-name="ACOL-33"/>
        <table:table-column table:default-cell-style-name="ACE-0x7f030fc4c4a8" table:style-name="ACOL-34"/>
        <table:table-column table:default-cell-style-name="ACE-0x7f030fc4c4a8" table:style-name="ACOL-0"/>
        <table:table-column table:default-cell-style-name="ACE-0x7f030fc4c4a8" table:style-name="ACOL-0" table:number-columns-repeated="86"/>
        <table:table-row table:style-name="AROW-4">
          <table:table-cell table:style-name="ACE-0x7f030fc4f1c0" office:value-type="string">
            <text:p>ProductString</text:p>
          </table:table-cell>
          <table:table-cell table:style-name="ACE-0x7f030fc4f788" office:value-type="string">
            <text:p>ProductQuantity</text:p>
          </table:table-cell>
          <table:table-cell table:style-name="ACE-0x7f030fc4f788" office:value-type="string">
            <text:p>User Name</text:p>
          </table:table-cell>
          <table:table-cell table:style-name="ACE-0x7f030fc4f2e8" office:value-type="string">
            <text:p>First Name</text:p>
          </table:table-cell>
          <table:table-cell table:style-name="ACE-0x7f030fc4e068" office:value-type="string">
            <text:p>Last Name</text:p>
          </table:table-cell>
          <table:table-cell table:style-name="ACE-0x7f030fc4e068" office:value-type="string">
            <text:p>Zip Code</text:p>
          </table:table-cell>
          <table:table-cell table:style-name="ACE-0x7f030fc4e068" office:value-type="string">
            <text:p>Phone Number</text:p>
          </table:table-cell>
          <table:table-cell table:style-name="ACE-0x7f030fc4e068" office:value-type="string">
            <text:p>Address1</text:p>
          </table:table-cell>
          <table:table-cell table:style-name="ACE-0x7f030fc4e068" office:value-type="string">
            <text:p>Address2</text:p>
          </table:table-cell>
          <table:table-cell table:style-name="ACE-0x7f030fc4e068" office:value-type="string">
            <text:p>City</text:p>
          </table:table-cell>
          <table:table-cell table:style-name="ACE-0x7f030fc4e068" office:value-type="string">
            <text:p>State</text:p>
          </table:table-cell>
          <table:table-cell table:style-name="ACE-0x7f030fc4e068" office:value-type="string">
            <text:p>COD Coupon Error</text:p>
          </table:table-cell>
          <table:table-cell table:style-name="ACE-0x7f030fc4e068" office:value-type="string">
            <text:p>AppLogin_Email_Address</text:p>
          </table:table-cell>
          <table:table-cell table:style-name="ACE-0x7f030fc4e068" office:value-type="string">
            <text:p>AppLogin_Password</text:p>
          </table:table-cell>
          <table:table-cell table:style-name="ACE-0x7f030fc4e068" office:value-type="string">
            <text:p>Apply Text</text:p>
          </table:table-cell>
          <table:table-cell table:style-name="ACE-0x7f030fc4e068" office:value-type="string">
            <text:p>Coupon Text</text:p>
          </table:table-cell>
          <table:table-cell table:style-name="ACE-0x7f030fc4fb00" office:value-type="string">
            <text:p>Product_Quantity</text:p>
          </table:table-cell>
          <table:table-cell table:style-name="ACE-0x7f030fc4de18" office:value-type="string">
            <text:p>Product_Rate</text:p>
          </table:table-cell>
          <table:table-cell table:style-name="ACE-0x7f030fc4de18" office:value-type="string">
            <text:p>MenuProductName</text:p>
          </table:table-cell>
          <table:table-cell table:style-name="ACE-0x7f030fc4de18" office:value-type="string">
            <text:p>MenuProductName1</text:p>
          </table:table-cell>
          <table:table-cell table:style-name="ACE-0x7f030fc4de18" office:value-type="string">
            <text:p>MenuProductName2</text:p>
          </table:table-cell>
          <table:table-cell table:style-name="ACE-0x7f030fc4de18" office:value-type="string">
            <text:p>SelectPendriveName</text:p>
          </table:table-cell>
          <table:table-cell table:style-name="ACE-0x7f030fc4de18" office:value-type="string">
            <text:p>MenuProductName4</text:p>
          </table:table-cell>
          <table:table-cell table:style-name="ACE-0x7f030fc4de18" office:value-type="string">
            <text:p>MenuProductName5</text:p>
          </table:table-cell>
          <table:table-cell table:number-columns-repeated="4" table:style-name="ACE-0x7f030fc4de18"/>
          <table:table-cell table:style-name="ACE-0x7f030fc4de18" office:value-type="string">
            <text:p>SearchTextName</text:p>
          </table:table-cell>
          <table:table-cell table:style-name="ACE-0x7f030fc4de18" office:value-type="string">
            <text:p>First_Name</text:p>
          </table:table-cell>
          <table:table-cell table:style-name="ACE-0x7f030fc4de18" office:value-type="string">
            <text:p>Last_Name</text:p>
          </table:table-cell>
          <table:table-cell table:style-name="ACE-0x7f030fc4de18" office:value-type="string">
            <text:p>Pin_Code</text:p>
          </table:table-cell>
          <table:table-cell table:style-name="ACE-0x7f030fc4de18" office:value-type="string">
            <text:p>Mobile_Number</text:p>
          </table:table-cell>
          <table:table-cell table:style-name="ACE-0x7f030fc4de18" office:value-type="string">
            <text:p>Address</text:p>
          </table:table-cell>
          <table:table-cell table:style-name="ACE-0x7f030fc4de18" office:value-type="string">
            <text:p>Address_2</text:p>
          </table:table-cell>
          <table:table-cell table:style-name="ACE-0x7f030fc4de18" office:value-type="string">
            <text:p>City</text:p>
          </table:table-cell>
          <table:table-cell table:style-name="ACE-0x7f030fc4de18" office:value-type="string">
            <text:p>Select_State</text:p>
          </table:table-cell>
          <table:table-cell table:style-name="ACE-0x7f030fc4f788" office:value-type="string">
            <text:p>user_PhoneNumber</text:p>
          </table:table-cell>
          <table:table-cell table:style-name="ACE-0x7f030fc4e068" office:value-type="string">
            <text:p>city/State</text:p>
          </table:table-cell>
          <table:table-cell table:style-name="ACE-0x7f030fc4e068" office:value-type="string">
            <text:p>userPinCode</text:p>
          </table:table-cell>
          <table:table-cell table:style-name="ACE-0x7f030fc4e068" office:value-type="string">
            <text:p>EmailID</text:p>
          </table:table-cell>
          <table:table-cell table:style-name="ACE-0x7f030fc4cb98" office:value-type="string">
            <text:p>Password</text:p>
          </table:table-cell>
          <table:table-cell table:number-columns-repeated="86" table:style-name="ACE-0x7f030fc4c4a8"/>
        </table:table-row>
        <table:table-row table:style-name="AROW-2">
          <table:table-cell table:style-name="ACE-0x7f030fc855d8" office:value-type="string">
            <text:p>Shop By Category##Computers##Laptops Special##DELL Inspiron 5547 Ultrabook Core i7 4th Gen, 8GB Ram, 1TB HDD, 15.6" HD Display</text:p>
          </table:table-cell>
          <table:table-cell table:style-name="ACE-0x7f030fc83c68" office:value-type="float" office:value="1">
            <text:p>1</text:p>
          </table:table-cell>
          <table:table-cell table:style-name="ACE-0x7f030fc84230" office:value-type="string">
            <text:p>arvindkatheriya13@gmail.com</text:p>
          </table:table-cell>
          <table:table-cell table:style-name="ACE-0x7f030fc83c68" office:value-type="string">
            <text:p>Arvind</text:p>
          </table:table-cell>
          <table:table-cell table:style-name="ACE-0x7f030fc83c68" office:value-type="string">
            <text:p>Katheriya</text:p>
          </table:table-cell>
          <table:table-cell table:style-name="ACE-0x7f030fc84230" office:value-type="float" office:value="201002">
            <text:p>201002</text:p>
          </table:table-cell>
          <table:table-cell table:style-name="ACE-0x7f030fc84230" office:value-type="float" office:value="8802027234">
            <text:p>8802027234</text:p>
          </table:table-cell>
          <table:table-cell table:style-name="ACE-0x7f030fc84230" office:value-type="string">
            <text:p>Police Line</text:p>
          </table:table-cell>
          <table:table-cell table:style-name="ACE-0x7f030fc84230" office:value-type="string">
            <text:p>Near harsaon</text:p>
          </table:table-cell>
          <table:table-cell table:style-name="ACE-0x7f030fc84230" office:value-type="string">
            <text:p>Ghaziabad</text:p>
          </table:table-cell>
          <table:table-cell table:style-name="ACE-0x7f030fc84230" office:value-type="string">
            <text:p>Uttar Pradesh</text:p>
          </table:table-cell>
          <table:table-cell table:style-name="ACE-0x7f030fc84230" office:value-type="string">
            <text:p>Coupon NOT applicable on COD</text:p>
          </table:table-cell>
          <table:table-cell table:style-name="ACE-0x7f030fc84230" office:value-type="string">
            <text:p>ankita.anshu@crestechglobal.com</text:p>
          </table:table-cell>
          <table:table-cell table:style-name="ACE-0x7f030fc84230" office:value-type="string">
            <text:p>crestech</text:p>
          </table:table-cell>
          <table:table-cell table:style-name="ACE-0x7f030fc84230" office:value-type="string">
            <text:p>✓ Applied</text:p>
          </table:table-cell>
          <table:table-cell table:style-name="ACE-0x7f030fc84230" office:value-type="string">
            <text:p><text:s/>COUPON </text:p>
          </table:table-cell>
          <table:table-cell table:style-name="ACE-0x7f030fc83eb8" office:value-type="float" office:value="3">
            <text:p>3</text:p>
          </table:table-cell>
          <table:table-cell table:style-name="ACE-0x7f030fc85df0" office:value-type="float" office:value="199">
            <text:p>199</text:p>
          </table:table-cell>
          <table:table-cell table:style-name="ACE-0x7f030fc85df0" office:value-type="string">
            <text:p>Shop By Category</text:p>
          </table:table-cell>
          <table:table-cell table:style-name="ACE-0x7f030fc85df0" office:value-type="string">
            <text:p>Computers</text:p>
          </table:table-cell>
          <table:table-cell table:style-name="ACE-0x7f030fc85df0" office:value-type="string">
            <text:p>Storage Device Special</text:p>
          </table:table-cell>
          <table:table-cell table:style-name="ACE-0x7f030fc85df0" office:value-type="string">
            <text:p>Strontium Pollex 8GB USB Pen Drive</text:p>
          </table:table-cell>
          <table:table-cell table:number-columns-repeated="6" table:style-name="ACE-0x7f030fc85df0"/>
          <table:table-cell table:style-name="ACE-0x7f030fc85df0" office:value-type="string">
            <text:p>Moserbaer 16GB Swivel USB PenDrive</text:p>
          </table:table-cell>
          <table:table-cell table:style-name="ACE-0x7f030fc85df0" office:value-type="string">
            <text:p>Keshav</text:p>
          </table:table-cell>
          <table:table-cell table:style-name="ACE-0x7f030fc85a78" office:value-type="string">
            <text:p>Kashyap</text:p>
          </table:table-cell>
          <table:table-cell table:style-name="ACE-0x7f030fc85a78" office:value-type="float" office:value="110058">
            <text:p>110058</text:p>
          </table:table-cell>
          <table:table-cell table:style-name="ACE-0x7f030fc85df0" office:value-type="float" office:value="8860357238">
            <text:p>8860357238</text:p>
          </table:table-cell>
          <table:table-cell table:style-name="ACE-0x7f030fc85df0" office:value-type="string">
            <text:p>WB-143 (C), Shakarpur, </text:p>
          </table:table-cell>
          <table:table-cell table:style-name="ACE-0x7f030fc85df0" office:value-type="string">
            <text:p>Near Laxmi Nagar , New Delhi</text:p>
          </table:table-cell>
          <table:table-cell table:style-name="ACE-0x7f030fc85df0" office:value-type="string">
            <text:p>New Delhi</text:p>
          </table:table-cell>
          <table:table-cell table:style-name="ACE-0x7f030fc85df0" office:value-type="string">
            <text:p>Delhi</text:p>
          </table:table-cell>
          <table:table-cell table:style-name="ACE-0x7f030fc83c68" office:value-type="float" office:value="9650752320">
            <text:p>9650752320</text:p>
          </table:table-cell>
          <table:table-cell table:style-name="ACE-0x7f030fc84230" office:value-type="string">
            <text:p>Gurgaon, HR</text:p>
          </table:table-cell>
          <table:table-cell table:style-name="ACE-0x7f030fc84230" office:value-type="string">
            <text:p>Pincode: 122001</text:p>
          </table:table-cell>
          <table:table-cell table:style-name="ACE-0x7f030fc84230" office:value-type="string">
            <text:p>chandra.manish@gmail.com</text:p>
          </table:table-cell>
          <table:table-cell table:style-name="ACE-0x7f030fc85828" office:value-type="string">
            <text:p>qwer1234</text:p>
          </table:table-cell>
          <table:table-cell table:number-columns-repeated="86" table:style-name="ACE-0x7f030fc4c4a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41" gnm:end-row="0"/>
        </gnm:selections>
      </table:table>
      <table:table table:name="MQA5_TestData" table:style-name="ta-0x7f030fca49f0" table:print="false">
        <office:forms form:automatic-focus="false" form:apply-design-mode="false">
          <form:form/>
        </office:forms>
        <table:table-column table:default-cell-style-name="ACE-0x7f030fc4c5d0" table:style-name="ACOL-3"/>
        <table:table-column table:default-cell-style-name="ACE-0x7f030fc4c5d0" table:style-name="ACOL-4"/>
        <table:table-column table:default-cell-style-name="ACE-0x7f030fc4c5d0" table:style-name="ACOL-5"/>
        <table:table-column table:default-cell-style-name="ACE-0x7f030fc4c5d0" table:style-name="ACOL-6"/>
        <table:table-column table:default-cell-style-name="ACE-0x7f030fc4c5d0" table:style-name="ACOL-7"/>
        <table:table-column table:default-cell-style-name="ACE-0x7f030fc4c5d0" table:style-name="ACOL-8"/>
        <table:table-column table:default-cell-style-name="ACE-0x7f030fc4c5d0" table:style-name="ACOL-9"/>
        <table:table-column table:default-cell-style-name="ACE-0x7f030fc4c5d0" table:style-name="ACOL-7"/>
        <table:table-column table:default-cell-style-name="ACE-0x7f030fc4c5d0" table:style-name="ACOL-10"/>
        <table:table-column table:default-cell-style-name="ACE-0x7f030fc4c5d0" table:style-name="ACOL-11"/>
        <table:table-column table:default-cell-style-name="ACE-0x7f030fc4c5d0" table:style-name="ACOL-12"/>
        <table:table-column table:default-cell-style-name="ACE-0x7f030fc4c5d0" table:style-name="ACOL-13"/>
        <table:table-column table:default-cell-style-name="ACE-0x7f030fc4c5d0" table:style-name="ACOL-14"/>
        <table:table-column table:default-cell-style-name="ACE-0x7f030fc4c5d0" table:style-name="ACOL-15"/>
        <table:table-column table:default-cell-style-name="ACE-0x7f030fc4c5d0" table:style-name="ACOL-16"/>
        <table:table-column table:default-cell-style-name="ACE-0x7f030fc4c5d0" table:style-name="ACOL-17"/>
        <table:table-column table:default-cell-style-name="ACE-0x7f030fc4c5d0" table:style-name="ACOL-18"/>
        <table:table-column table:default-cell-style-name="ACE-0x7f030fc4c5d0" table:style-name="ACOL-19"/>
        <table:table-column table:default-cell-style-name="ACE-0x7f030fc4c5d0" table:style-name="ACOL-20"/>
        <table:table-column table:default-cell-style-name="ACE-0x7f030fc4c5d0" table:style-name="ACOL-21"/>
        <table:table-column table:default-cell-style-name="ACE-0x7f030fc4c5d0" table:style-name="ACOL-22"/>
        <table:table-column table:default-cell-style-name="ACE-0x7f030fc4c5d0" table:style-name="ACOL-23"/>
        <table:table-column table:default-cell-style-name="ACE-0x7f030fc4c5d0" table:style-name="ACOL-21"/>
        <table:table-column table:default-cell-style-name="ACE-0x7f030fc4c5d0" table:style-name="ACOL-0" table:number-columns-repeated="5"/>
        <table:table-column table:default-cell-style-name="ACE-0x7f030fc4c5d0" table:style-name="ACOL-24"/>
        <table:table-column table:default-cell-style-name="ACE-0x7f030fc4c5d0" table:style-name="ACOL-25"/>
        <table:table-column table:default-cell-style-name="ACE-0x7f030fc4c5d0" table:style-name="ACOL-26"/>
        <table:table-column table:default-cell-style-name="ACE-0x7f030fc4c5d0" table:style-name="ACOL-27"/>
        <table:table-column table:default-cell-style-name="ACE-0x7f030fc4c5d0" table:style-name="ACOL-28"/>
        <table:table-column table:default-cell-style-name="ACE-0x7f030fc4c5d0" table:style-name="ACOL-29"/>
        <table:table-column table:default-cell-style-name="ACE-0x7f030fc4c5d0" table:style-name="ACOL-0" table:number-columns-repeated="2"/>
        <table:table-column table:default-cell-style-name="ACE-0x7f030fc4c5d0" table:style-name="ACOL-30"/>
        <table:table-column table:default-cell-style-name="ACE-0x7f030fc4c5d0" table:style-name="ACOL-31"/>
        <table:table-column table:default-cell-style-name="ACE-0x7f030fc4c5d0" table:style-name="ACOL-32"/>
        <table:table-column table:default-cell-style-name="ACE-0x7f030fc4c5d0" table:style-name="ACOL-33"/>
        <table:table-column table:default-cell-style-name="ACE-0x7f030fc4c5d0" table:style-name="ACOL-34"/>
        <table:table-column table:default-cell-style-name="ACE-0x7f030fc4c5d0" table:style-name="ACOL-0"/>
        <table:table-column table:default-cell-style-name="ACE-0x7f030fc4c5d0" table:style-name="ACOL-0" table:number-columns-repeated="86"/>
        <table:table-row table:style-name="AROW-4">
          <table:table-cell table:style-name="ACE-0x7f030fc4e190" office:value-type="string">
            <text:p>ProductString</text:p>
          </table:table-cell>
          <table:table-cell table:style-name="ACE-0x7f030fc86040" office:value-type="string">
            <text:p>ProductQuantity</text:p>
          </table:table-cell>
          <table:table-cell table:style-name="ACE-0x7f030fc86040" office:value-type="string">
            <text:p>User Name</text:p>
          </table:table-cell>
          <table:table-cell table:style-name="ACE-0x7f030fc85f18" office:value-type="string">
            <text:p>First Name</text:p>
          </table:table-cell>
          <table:table-cell table:style-name="ACE-0x7f030fc85cc8" office:value-type="string">
            <text:p>Last Name</text:p>
          </table:table-cell>
          <table:table-cell table:style-name="ACE-0x7f030fc85cc8" office:value-type="string">
            <text:p>Zip Code</text:p>
          </table:table-cell>
          <table:table-cell table:style-name="ACE-0x7f030fc85cc8" office:value-type="string">
            <text:p>Phone Number</text:p>
          </table:table-cell>
          <table:table-cell table:style-name="ACE-0x7f030fc85cc8" office:value-type="string">
            <text:p>Address1</text:p>
          </table:table-cell>
          <table:table-cell table:style-name="ACE-0x7f030fc85cc8" office:value-type="string">
            <text:p>Address2</text:p>
          </table:table-cell>
          <table:table-cell table:style-name="ACE-0x7f030fc85cc8" office:value-type="string">
            <text:p>City</text:p>
          </table:table-cell>
          <table:table-cell table:style-name="ACE-0x7f030fc85cc8" office:value-type="string">
            <text:p>State</text:p>
          </table:table-cell>
          <table:table-cell table:style-name="ACE-0x7f030fc85cc8" office:value-type="string">
            <text:p>COD Coupon Error</text:p>
          </table:table-cell>
          <table:table-cell table:style-name="ACE-0x7f030fc85cc8" office:value-type="string">
            <text:p>AppLogin_Email_Address</text:p>
          </table:table-cell>
          <table:table-cell table:style-name="ACE-0x7f030fc85cc8" office:value-type="string">
            <text:p>AppLogin_Password</text:p>
          </table:table-cell>
          <table:table-cell table:style-name="ACE-0x7f030fc85cc8" office:value-type="string">
            <text:p>Apply Text</text:p>
          </table:table-cell>
          <table:table-cell table:style-name="ACE-0x7f030fc85cc8" office:value-type="string">
            <text:p>Coupon Text</text:p>
          </table:table-cell>
          <table:table-cell table:style-name="ACE-0x7f030fc84358" office:value-type="string">
            <text:p>Product_Quantity</text:p>
          </table:table-cell>
          <table:table-cell table:style-name="ACE-0x7f030fc84dc0" office:value-type="string">
            <text:p>Product_Rate</text:p>
          </table:table-cell>
          <table:table-cell table:style-name="ACE-0x7f030fc84dc0" office:value-type="string">
            <text:p>MenuProductName</text:p>
          </table:table-cell>
          <table:table-cell table:style-name="ACE-0x7f030fc84dc0" office:value-type="string">
            <text:p>MenuProductName1</text:p>
          </table:table-cell>
          <table:table-cell table:style-name="ACE-0x7f030fc84dc0" office:value-type="string">
            <text:p>MenuProductName2</text:p>
          </table:table-cell>
          <table:table-cell table:style-name="ACE-0x7f030fc84dc0" office:value-type="string">
            <text:p>SelectPendriveName</text:p>
          </table:table-cell>
          <table:table-cell table:style-name="ACE-0x7f030fc84dc0" office:value-type="string">
            <text:p>MenuProductName4</text:p>
          </table:table-cell>
          <table:table-cell table:style-name="ACE-0x7f030fc84dc0" office:value-type="string">
            <text:p>MenuProductName5</text:p>
          </table:table-cell>
          <table:table-cell table:number-columns-repeated="4" table:style-name="ACE-0x7f030fc84dc0"/>
          <table:table-cell table:style-name="ACE-0x7f030fc84dc0" office:value-type="string">
            <text:p>SearchTextName</text:p>
          </table:table-cell>
          <table:table-cell table:style-name="ACE-0x7f030fc84dc0" office:value-type="string">
            <text:p>First_Name</text:p>
          </table:table-cell>
          <table:table-cell table:style-name="ACE-0x7f030fc84dc0" office:value-type="string">
            <text:p>Last_Name</text:p>
          </table:table-cell>
          <table:table-cell table:style-name="ACE-0x7f030fc84dc0" office:value-type="string">
            <text:p>Pin_Code</text:p>
          </table:table-cell>
          <table:table-cell table:style-name="ACE-0x7f030fc84dc0" office:value-type="string">
            <text:p>Mobile_Number</text:p>
          </table:table-cell>
          <table:table-cell table:style-name="ACE-0x7f030fc84dc0" office:value-type="string">
            <text:p>Address</text:p>
          </table:table-cell>
          <table:table-cell table:style-name="ACE-0x7f030fc84dc0" office:value-type="string">
            <text:p>Address_2</text:p>
          </table:table-cell>
          <table:table-cell table:style-name="ACE-0x7f030fc84dc0" office:value-type="string">
            <text:p>City</text:p>
          </table:table-cell>
          <table:table-cell table:style-name="ACE-0x7f030fc84dc0" office:value-type="string">
            <text:p>Select_State</text:p>
          </table:table-cell>
          <table:table-cell table:style-name="ACE-0x7f030fc86040" office:value-type="string">
            <text:p>user_PhoneNumber</text:p>
          </table:table-cell>
          <table:table-cell table:style-name="ACE-0x7f030fc85cc8" office:value-type="string">
            <text:p>city/State</text:p>
          </table:table-cell>
          <table:table-cell table:style-name="ACE-0x7f030fc85cc8" office:value-type="string">
            <text:p>userPinCode</text:p>
          </table:table-cell>
          <table:table-cell table:style-name="ACE-0x7f030fc85cc8" office:value-type="string">
            <text:p>EmailID</text:p>
          </table:table-cell>
          <table:table-cell table:style-name="ACE-0x7f030fc84108" office:value-type="string">
            <text:p>Password</text:p>
          </table:table-cell>
          <table:table-cell table:number-columns-repeated="86" table:style-name="ACE-0x7f030fc4c5d0"/>
        </table:table-row>
        <table:table-row table:style-name="AROW-2">
          <table:table-cell table:style-name="ACE-0x7f030fc86290" office:value-type="string">
            <text:p>Shop By Category##Computers##Laptops Special##DELL Inspiron 5547 Ultrabook Core i7 4th Gen, 8GB Ram, 1TB HDD, 15.6" HD Display</text:p>
          </table:table-cell>
          <table:table-cell table:style-name="ACE-0x7f030fc86858" office:value-type="float" office:value="1">
            <text:p>1</text:p>
          </table:table-cell>
          <table:table-cell table:style-name="ACE-0x7f030fc4f098" office:value-type="string">
            <text:p>arvindkatheriya13@gmail.com</text:p>
          </table:table-cell>
          <table:table-cell table:style-name="ACE-0x7f030fc86858" office:value-type="string">
            <text:p>Arvind</text:p>
          </table:table-cell>
          <table:table-cell table:style-name="ACE-0x7f030fc86858" office:value-type="string">
            <text:p>Katheriya</text:p>
          </table:table-cell>
          <table:table-cell table:style-name="ACE-0x7f030fc4f098" office:value-type="float" office:value="201002">
            <text:p>201002</text:p>
          </table:table-cell>
          <table:table-cell table:style-name="ACE-0x7f030fc4f098" office:value-type="float" office:value="8802027234">
            <text:p>8802027234</text:p>
          </table:table-cell>
          <table:table-cell table:style-name="ACE-0x7f030fc4f098" office:value-type="string">
            <text:p>Police Line</text:p>
          </table:table-cell>
          <table:table-cell table:style-name="ACE-0x7f030fc4f098" office:value-type="string">
            <text:p>Near harsaon</text:p>
          </table:table-cell>
          <table:table-cell table:style-name="ACE-0x7f030fc4f098" office:value-type="string">
            <text:p>Ghaziabad</text:p>
          </table:table-cell>
          <table:table-cell table:style-name="ACE-0x7f030fc4f098" office:value-type="string">
            <text:p>Uttar Pradesh</text:p>
          </table:table-cell>
          <table:table-cell table:style-name="ACE-0x7f030fc4f098" office:value-type="string">
            <text:p>Coupon NOT applicable on COD</text:p>
          </table:table-cell>
          <table:table-cell table:style-name="ACE-0x7f030fc4f098" office:value-type="string">
            <text:p>ankita.anshu@crestechglobal.com</text:p>
          </table:table-cell>
          <table:table-cell table:style-name="ACE-0x7f030fc4f098" office:value-type="string">
            <text:p>crestech</text:p>
          </table:table-cell>
          <table:table-cell table:style-name="ACE-0x7f030fc4f098" office:value-type="string">
            <text:p>✓ Applied</text:p>
          </table:table-cell>
          <table:table-cell table:style-name="ACE-0x7f030fc4f098" office:value-type="string">
            <text:p><text:s/>COUPON </text:p>
          </table:table-cell>
          <table:table-cell table:style-name="ACE-0x7f030fc864e0" office:value-type="float" office:value="3">
            <text:p>3</text:p>
          </table:table-cell>
          <table:table-cell table:style-name="ACE-0x7f030fc86730" office:value-type="float" office:value="199">
            <text:p>199</text:p>
          </table:table-cell>
          <table:table-cell table:style-name="ACE-0x7f030fc86730" office:value-type="string">
            <text:p>Shop By Category</text:p>
          </table:table-cell>
          <table:table-cell table:style-name="ACE-0x7f030fc86730" office:value-type="string">
            <text:p>Computers</text:p>
          </table:table-cell>
          <table:table-cell table:style-name="ACE-0x7f030fc86730" office:value-type="string">
            <text:p>Storage Device Special</text:p>
          </table:table-cell>
          <table:table-cell table:style-name="ACE-0x7f030fc86730" office:value-type="string">
            <text:p>Strontium Pollex 8GB USB Pen Drive</text:p>
          </table:table-cell>
          <table:table-cell table:number-columns-repeated="6" table:style-name="ACE-0x7f030fc86730"/>
          <table:table-cell table:style-name="ACE-0x7f030fc86730" office:value-type="string">
            <text:p>Moserbaer 16GB Swivel USB PenDrive</text:p>
          </table:table-cell>
          <table:table-cell table:style-name="ACE-0x7f030fc86730" office:value-type="string">
            <text:p>Keshav</text:p>
          </table:table-cell>
          <table:table-cell table:style-name="ACE-0x7f030fc863b8" office:value-type="string">
            <text:p>Kashyap</text:p>
          </table:table-cell>
          <table:table-cell table:style-name="ACE-0x7f030fc863b8" office:value-type="float" office:value="110058">
            <text:p>110058</text:p>
          </table:table-cell>
          <table:table-cell table:style-name="ACE-0x7f030fc86730" office:value-type="float" office:value="8860357238">
            <text:p>8860357238</text:p>
          </table:table-cell>
          <table:table-cell table:style-name="ACE-0x7f030fc86730" office:value-type="string">
            <text:p>WB-143 (C), Shakarpur, </text:p>
          </table:table-cell>
          <table:table-cell table:style-name="ACE-0x7f030fc86730" office:value-type="string">
            <text:p>Near Laxmi Nagar , New Delhi</text:p>
          </table:table-cell>
          <table:table-cell table:style-name="ACE-0x7f030fc86730" office:value-type="string">
            <text:p>New Delhi</text:p>
          </table:table-cell>
          <table:table-cell table:style-name="ACE-0x7f030fc86730" office:value-type="string">
            <text:p>Delhi</text:p>
          </table:table-cell>
          <table:table-cell table:style-name="ACE-0x7f030fc86858" office:value-type="float" office:value="9650752320">
            <text:p>9650752320</text:p>
          </table:table-cell>
          <table:table-cell table:style-name="ACE-0x7f030fc4f098" office:value-type="string">
            <text:p>Gurgaon, HR</text:p>
          </table:table-cell>
          <table:table-cell table:style-name="ACE-0x7f030fc4f098" office:value-type="string">
            <text:p>Pincode: 122001</text:p>
          </table:table-cell>
          <table:table-cell table:style-name="ACE-0x7f030fc4f098" office:value-type="string">
            <text:p>chandra.manish@gmail.com</text:p>
          </table:table-cell>
          <table:table-cell table:style-name="ACE-0x7f030fc86980" office:value-type="string">
            <text:p>qwer1234</text:p>
          </table:table-cell>
          <table:table-cell table:number-columns-repeated="86" table:style-name="ACE-0x7f030fc4c5d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41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030fc790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30fc184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30faea5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30fc94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30fc525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30fc97b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030fca4040" style:display-name="TestCase" style:page-layout-name="pl-0x7f030fc790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30fca4230" style:display-name="MQA1_TestData" style:page-layout-name="pl-0x7f030fc184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30fca4420" style:display-name="MQA2_TestData" style:page-layout-name="pl-0x7f030faea5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30fca4610" style:display-name="MQA3_TestData" style:page-layout-name="pl-0x7f030fc94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30fca4800" style:display-name="MQA4_TestData" style:page-layout-name="pl-0x7f030fc525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30fca49f0" style:display-name="MQA5_TestData" style:page-layout-name="pl-0x7f030fc97b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4T06:02:59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